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2cm" svg:height="1.5cm" svg:x="8cm" svg:y="1cm">
          <text:p text:style-name="P1">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cm" svg:height="1.5cm" svg:x="13.5cm" svg:y="3.5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cm" svg:height="3cm" svg:x="1cm" svg:y="3.5cm">
          <text:p text:style-name="P1">reactant 1</text:p>
          <text:p text:style-name="P1">AtomSymbol</text:p>
          <text:p text:style-name="P1">equals</text:p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3cm" svg:x="6cm" svg:y="3.5cm">
          <text:p text:style-name="P1">reactant 2</text:p>
          <text:p text:style-name="P1">AtomSymbol</text:p>
          <text:p text:style-name="P1">equals</text:p>
          <text:p text:style-name="P1">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cm" svg:y1="3.5cm" svg:x2="9cm" svg:y2="2.5cm" draw:start-shape="id1" draw:start-glue-point="0" draw:end-shape="id2" draw:end-glue-point="8" svg:d="m3000 3500v-501h3500v3h2500v-502">
          <text:p/>
        </draw:connector>
        <draw:connector draw:style-name="gr2" draw:text-style-name="P1" draw:layer="layout" draw:line-skew="-0.001cm" svg:x1="8cm" svg:y1="3.5cm" svg:x2="9cm" svg:y2="2.5cm" draw:start-shape="id3" draw:start-glue-point="0" draw:end-shape="id2" draw:end-glue-point="8" svg:d="m8000 3500v-500h1000v-500">
          <text:p/>
        </draw:connector>
        <draw:connector draw:style-name="gr2" draw:text-style-name="P1" draw:layer="layout" svg:x1="14.5cm" svg:y1="3.5cm" svg:x2="9cm" svg:y2="2.5cm" draw:start-shape="id4" draw:start-glue-point="4" draw:end-shape="id2" draw:end-glue-point="8" svg:d="m14500 3500v-501h-2749v3h-2751v-502">
          <text:p/>
        </draw:connector>
        <draw:custom-shape draw:style-name="gr1" draw:text-style-name="P1" xml:id="id5" draw:id="id5" draw:layer="layout" svg:width="4cm" svg:height="3cm" svg:x="10.5cm" svg:y="6cm">
          <text:p text:style-name="P1">null</text:p>
          <text:p text:style-name="P1">ProcessCode</text:p>
          <text:p text:style-name="P1">equals</text:p>
          <text:p text:style-name="P1">inel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cm" svg:height="3cm" svg:x="15cm" svg:y="6cm">
          <text:p text:style-name="P1">null</text:p>
          <text:p text:style-name="P1">ProcessCode</text:p>
          <text:p text:style-name="P1">equals</text:p>
          <text:p text:style-name="P1">ela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5cm" svg:y1="6cm" svg:x2="14.5cm" svg:y2="5cm" draw:start-shape="id5" draw:start-glue-point="0" draw:end-shape="id4" draw:end-glue-point="8" svg:d="m12500 6000v-499h2000v-501">
          <text:p/>
        </draw:connector>
        <draw:connector draw:style-name="gr2" draw:text-style-name="P1" draw:layer="layout" svg:x1="17cm" svg:y1="6cm" svg:x2="14.5cm" svg:y2="5cm" draw:start-shape="id6" draw:start-glue-point="0" draw:end-shape="id4" draw:end-glue-point="8" svg:d="m17000 6000v-499h-2500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07T16:22:56</meta:creation-date>
    <dc:date>2011-10-07T16:49:05</dc:date>
    <meta:editing-duration>PT22M9S</meta:editing-duration>
    <meta:editing-cycles>8</meta:editing-cycles>
    <meta:generator>LibreOffice/3.3$Unix LibreOffice_project/330m19$Build-401</meta:generator>
    <meta:document-statistic meta:object-count="11"/>
  </office:meta>
</office:document-meta>
</file>